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f5379" officeooo:paragraph-rsid="000f5379"/>
    </style:style>
    <style:style style:name="P2" style:family="paragraph" style:parent-style-name="Standard">
      <style:text-properties officeooo:paragraph-rsid="000f5379"/>
    </style:style>
    <style:style style:name="P3" style:family="paragraph" style:parent-style-name="Standard">
      <style:text-properties officeooo:rsid="0014c8e2" officeooo:paragraph-rsid="0014c8e2"/>
    </style:style>
    <style:style style:name="P4" style:family="paragraph" style:parent-style-name="Standard">
      <style:text-properties officeooo:rsid="001554b4" officeooo:paragraph-rsid="001554b4"/>
    </style:style>
    <style:style style:name="P5" style:family="paragraph" style:parent-style-name="Standard">
      <style:text-properties officeooo:paragraph-rsid="001554b4"/>
    </style:style>
    <style:style style:name="P6" style:family="paragraph" style:parent-style-name="Standard">
      <style:text-properties officeooo:paragraph-rsid="001867cf"/>
    </style:style>
    <style:style style:name="P7" style:family="paragraph" style:parent-style-name="Standard">
      <style:text-properties fo:color="#000000" officeooo:rsid="000d8886" officeooo:paragraph-rsid="000d8886"/>
    </style:style>
    <style:style style:name="P8" style:family="paragraph" style:parent-style-name="Standard">
      <style:paragraph-properties fo:line-height="200%" fo:text-align="justify" style:justify-single-word="false"/>
      <style:text-properties fo:color="#000000" officeooo:rsid="000d8886" officeooo:paragraph-rsid="0018bbed"/>
    </style:style>
    <style:style style:name="P9" style:family="paragraph" style:parent-style-name="Standard">
      <style:text-properties fo:color="#000000" officeooo:rsid="0018bbed" officeooo:paragraph-rsid="0018bbed"/>
    </style:style>
    <style:style style:name="P10" style:family="paragraph" style:parent-style-name="Standard">
      <style:text-properties fo:color="#000000" officeooo:rsid="0018bbed" officeooo:paragraph-rsid="000d8886"/>
    </style:style>
    <style:style style:name="P11" style:family="paragraph" style:parent-style-name="Standard">
      <style:paragraph-properties fo:line-height="200%" fo:text-align="justify" style:justify-single-word="false"/>
      <style:text-properties fo:color="#000000" officeooo:paragraph-rsid="0018bbed"/>
    </style:style>
    <style:style style:name="P12" style:family="paragraph" style:parent-style-name="Standard">
      <style:text-properties fo:color="#000000" officeooo:rsid="001728ff" officeooo:paragraph-rsid="001728ff"/>
    </style:style>
    <style:style style:name="P13" style:family="paragraph" style:parent-style-name="Standard">
      <style:text-properties fo:color="#000000" officeooo:rsid="000f5379" officeooo:paragraph-rsid="000f5379"/>
    </style:style>
    <style:style style:name="P14" style:family="paragraph" style:parent-style-name="Standard">
      <style:text-properties fo:color="#000000" officeooo:rsid="000f5379" officeooo:paragraph-rsid="001270ae"/>
    </style:style>
    <style:style style:name="P15" style:family="paragraph" style:parent-style-name="Standard">
      <style:text-properties fo:color="#000000" officeooo:rsid="000f5379" officeooo:paragraph-rsid="001867cf"/>
    </style:style>
    <style:style style:name="P16" style:family="paragraph" style:parent-style-name="Standard">
      <style:text-properties fo:color="#000000" officeooo:rsid="000f5379" officeooo:paragraph-rsid="001554b4"/>
    </style:style>
    <style:style style:name="P17" style:family="paragraph" style:parent-style-name="Standard">
      <style:text-properties fo:color="#000000" officeooo:paragraph-rsid="000f5379"/>
    </style:style>
    <style:style style:name="P18" style:family="paragraph" style:parent-style-name="Standard">
      <style:text-properties fo:color="#000000" officeooo:rsid="001554b4" officeooo:paragraph-rsid="001554b4"/>
    </style:style>
    <style:style style:name="P19" style:family="paragraph" style:parent-style-name="Standard">
      <style:text-properties fo:color="#000000" officeooo:rsid="00199154" officeooo:paragraph-rsid="00199154"/>
    </style:style>
    <style:style style:name="P20" style:family="paragraph" style:parent-style-name="Standard_20__28_user_29_">
      <style:paragraph-properties fo:line-height="200%" fo:text-align="justify" style:justify-single-word="false"/>
      <style:text-properties fo:color="#000000" officeooo:paragraph-rsid="0018bbed"/>
    </style:style>
    <style:style style:name="T1" style:family="text">
      <style:text-properties officeooo:rsid="000f5379"/>
    </style:style>
    <style:style style:name="T2" style:family="text">
      <style:text-properties fo:font-size="14pt" officeooo:rsid="000f5379"/>
    </style:style>
    <style:style style:name="T3" style:family="text">
      <style:text-properties fo:font-size="14pt" officeooo:rsid="0014ee4a"/>
    </style:style>
    <style:style style:name="T4" style:family="text">
      <style:text-properties fo:color="#ce181e" officeooo:rsid="000f5379"/>
    </style:style>
    <style:style style:name="T5" style:family="text">
      <style:text-properties fo:color="#ce181e" fo:font-size="14pt" officeooo:rsid="000f5379"/>
    </style:style>
    <style:style style:name="T6" style:family="text">
      <style:text-properties fo:color="#ce181e" fo:font-size="14pt" officeooo:rsid="0014ee4a"/>
    </style:style>
    <style:style style:name="T7" style:family="text">
      <style:text-properties style:use-window-font-color="true" fo:font-size="14pt" officeooo:rsid="000f5379"/>
    </style:style>
    <style:style style:name="T8" style:family="text">
      <style:text-properties officeooo:rsid="00107766"/>
    </style:style>
    <style:style style:name="T9" style:family="text">
      <style:text-properties officeooo:rsid="001270ae"/>
    </style:style>
    <style:style style:name="T10" style:family="text">
      <style:text-properties officeooo:rsid="00145b2f"/>
    </style:style>
    <style:style style:name="T11" style:family="text">
      <style:text-properties officeooo:rsid="0014c8e2"/>
    </style:style>
    <style:style style:name="T12" style:family="text">
      <style:text-properties officeooo:rsid="0014ee4a"/>
    </style:style>
    <style:style style:name="T13" style:family="text">
      <style:text-properties officeooo:rsid="0015186f"/>
    </style:style>
    <style:style style:name="T14" style:family="text">
      <style:text-properties officeooo:rsid="001554b4"/>
    </style:style>
    <style:style style:name="T15" style:family="text">
      <style:text-properties officeooo:rsid="001728ff"/>
    </style:style>
    <style:style style:name="T16" style:family="text">
      <style:text-properties officeooo:rsid="001867cf"/>
    </style:style>
    <style:style style:name="T17" style:family="text">
      <style:text-properties officeooo:rsid="0018bbed"/>
    </style:style>
    <style:style style:name="T18" style:family="text">
      <style:text-properties style:font-name="Times New Roman"/>
    </style:style>
    <style:style style:name="T19" style:family="text">
      <style:text-properties style:font-name="Times New Roman" fo:font-weight="normal" style:font-weight-asian="normal" style:font-weight-complex="normal"/>
    </style:style>
    <style:style style:name="T20" style:family="text">
      <style:text-properties style:font-name="Times New Roman" fo:font-weight="normal" officeooo:rsid="0018bbed" style:font-weight-asian="normal" style:font-weight-complex="normal"/>
    </style:style>
    <style:style style:name="T21" style:family="text">
      <style:text-properties officeooo:rsid="00199154"/>
    </style:style>
    <style:style style:name="T22" style:family="text">
      <style:text-properties fo:color="#000000"/>
    </style:style>
    <style:style style:name="T23" style:family="text">
      <style:text-properties fo:color="#000000" officeooo:rsid="000f5379"/>
    </style:style>
    <style:style style:name="T24" style:family="text">
      <style:text-properties fo:color="#000000" fo:font-size="14pt" officeooo:rsid="000f5379"/>
    </style:style>
    <style:style style:name="T25" style:family="text">
      <style:text-properties fo:color="#000000" officeooo:rsid="00145b2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18"/></text:p>
      <text:p text:style-name="P19"><text:span text:style-name="T18">Space Analogs and Where To Find Them </text:span></text:p>
      <text:p text:style-name="P19"><text:span text:style-name="T18"/></text:p>
      <text:p text:style-name="P11"><text:span text:style-name="T18"><text:tab/>In an ideal world, researchers interested in groups in space would study groups in space. <text:s/>They would collect primary data from astronauts before, during, and after the flight. But in reality, these data are hard to access, sample sizes are very small, and the only place to study such groups is the International Space Station. Thus, researchers rely to a great extent on studying groups in other places that share some characteristics with spaceflight – space analogs. </text:span></text:p>
      <text:p text:style-name="P11"><text:span text:style-name="T18"><text:tab/></text:span><text:span text:style-name="T19">Space analog studies can be conducted in places that already exist for another purpose: <text:s/>Arctic and Antarctic research stations, submarines, oil rigs, or national parks during offseason. Alternatively, space analogs can be specifically designed to replicate parts of spaceflight or space settlement experience </text:span><text:span text:style-name="T18">(Bishop 2012; Caldwell 1990; Harrison, Clearwater, and McKay 1991).</text:span></text:p>
      <text:p text:style-name="P20"><text:span text:style-name="T18"><text:tab/>Most of space analog environments share the following characteristics: 1) high reliance on technology for life support and tasks; 2) social and physical isolation; 3) high risk and dangerous consequences of failure; 4) high physiological, psychological, social, and cognitive demands; 5) importance of human-human, human-technology, and human-environment interaction; and 6) critical importance of team coordination, cooperation, and communication (Bishop 2012).</text:span></text:p>
      <text:p text:style-name="P8"><text:span text:style-name="T19"><text:tab/>Space analog environments are not ideal replicas of spaceflight environment, especially <text:s/>regarding physical danger and isolation. Research in this area focuses on comparing people’s experiences, and not environments themselves, and there is an ongoing debate on generalizability of findings to different populations in different space analog environments (Bishop 2012; Suedfeld 1991).</text:span></text:p>
      <text:p text:style-name="P12">Below, <text:span text:style-name="T21">I compiled a</text:span> list of space analog programs and facilities around the world. <text:span text:style-name="T21">Let me know if I missed any!</text:span></text:p>
      <text:p text:style-name="P7"/>
      <text:p text:style-name="P7"/>
      <text:p text:style-name="P13">Space Analog: Mars Desert Research Station</text:p>
      <text:p text:style-name="P13">Where: Utah, USA </text:p>
      <text:p text:style-name="P13">Owned by: the Mars Society</text:p>
      <text:p text:style-name="P13">Operation type: permanent facility. Field season lasts November-June; rotating crews of 6-8 people stay for approximately 2 weeks to simulate human operations on Mars. </text:p>
      <text:p text:style-name="P13">Open for outside research projects: yes</text:p>
      <text:p text:style-name="P13">Qualification for participants: open calls each year. <text:s/></text:p>
      <text:p text:style-name="P1"><text:soft-page-break/><text:span text:style-name="T22">Website: </text:span><text:a xlink:type="simple" xlink:href="http://mdrs.marssociety.org/" text:style-name="Internet_20_link" text:visited-style-name="Visited_20_Internet_20_Link">http://mdrs.marssociety.org/</text:a><text:span text:style-name="T22"> </text:span></text:p>
      <text:p text:style-name="P13"/>
      <text:p text:style-name="P13">Space Analog: <text:span text:style-name="T8">FMARS (Flashline Mars Arctic Research Station)</text:span></text:p>
      <text:p text:style-name="P13">Where: <text:span text:style-name="T8">Nunavut, Canada</text:span></text:p>
      <text:p text:style-name="P13">Owned by: the Mars Society</text:p>
      <text:p text:style-name="P13">Operation type: permanent facility. <text:span text:style-name="T9">Mars simulations in Arctic climate; conducted in Arctic summer. <text:s/>Last mission happened in 2017. <text:s/></text:span></text:p>
      <text:p text:style-name="P13">Open for outside research projects: yes. </text:p>
      <text:p text:style-name="P13">Analog astronauts: <text:span text:style-name="T9">No current open call (as of September 2020). </text:span></text:p>
      <text:p text:style-name="P13">Website: http://fmars.marssociety.org/</text:p>
      <text:p text:style-name="P13"/>
      <text:p text:style-name="P13"/>
      <text:p text:style-name="P13">Space Analog: D-Mars (Desert Mars Analog Ramon Station)</text:p>
      <text:p text:style-name="P13">Where: Israel</text:p>
      <text:p text:style-name="P13">Owned by: <text:span text:style-name="T8">D-MARS</text:span></text:p>
      <text:p text:style-name="P13">Operation type: <text:span text:style-name="T8">D-MARS have completed two missions in a habitat built in a desert; first was 4 days and the second was 2 days long. </text:span></text:p>
      <text:p text:style-name="P13">Open for outside research projects: <text:span text:style-name="T8">yes</text:span></text:p>
      <text:p text:style-name="P14">Analog astronauts: <text:span text:style-name="T9">No current open call (as of September 2020). </text:span></text:p>
      <text:p text:style-name="P2"><text:span text:style-name="T23">website: </text:span><text:a xlink:type="simple" xlink:href="http://www.d-mars.org/" text:style-name="Internet_20_link" text:visited-style-name="Visited_20_Internet_20_Link">http://www.d-mars.org/</text:a><text:span text:style-name="T23"> </text:span></text:p>
      <text:p text:style-name="P17"/>
      <text:p text:style-name="P17"><text:span text:style-name="T1">Space Analog: CAVES (</text:span>Cooperative Adventure for Valuing and Exercising human behaviour and performance Skills<text:span text:style-name="T9">)</text:span></text:p>
      <text:p text:style-name="P13">Where:</text:p>
      <text:p text:style-name="P13">Owned by: European Space Agency </text:p>
      <text:p text:style-name="P17"><text:span text:style-name="T1">Operation type: training facility for ESA astronauts in caves. 3-week course to train astronauts to work in teams. </text:span></text:p>
      <text:p text:style-name="P13">Open for outside research projects: <text:span text:style-name="T9">most likely need to go through ESA. </text:span></text:p>
      <text:p text:style-name="P13">Analog astronauts: <text:span text:style-name="T9">Astronaut trainees only.</text:span></text:p>
      <text:p text:style-name="P2"><text:span text:style-name="T23">website: </text:span><text:a xlink:type="simple" xlink:href="https://www.esa.int/Science_Exploration/Human_and_Robotic_Exploration/CAVES_and_Pangaea/" text:style-name="Internet_20_link" text:visited-style-name="Visited_20_Internet_20_Link"><text:span text:style-name="T24">https://www.esa.int/Science_Exploration/Human_and_Robotic_Exploration/CAVES_and_Pangaea/</text:span></text:a></text:p>
      <text:p text:style-name="P17"><text:span text:style-name="T2"/></text:p>
      <text:p text:style-name="P17"><text:span text:style-name="T2"/></text:p>
      <text:p text:style-name="P13">Space Analog <text:span text:style-name="T12">Program</text:span>: <text:span text:style-name="T10">AMADEE</text:span></text:p>
      <text:p text:style-name="P13">Where: <text:span text:style-name="T10">various locations</text:span></text:p>
      <text:p text:style-name="P13">Owned by: Austrian Space Forum (OeWF)</text:p>
      <text:p text:style-name="P13">Operation type: <text:span text:style-name="T10">Temporary missions in different places under the same research program AMADEE. Upcoming AMADEE-20 is planned to last for 2 weeks in cooperation with D-MARS.</text:span></text:p>
      <text:p text:style-name="P13">Open for outside research projects:</text:p>
      <text:p text:style-name="P17"><text:span text:style-name="T1">Analog astronauts: reappearing calls on the website; no current open call (as of September 2020).</text:span></text:p>
      <text:p text:style-name="P17"><text:span text:style-name="T2"/></text:p>
      <text:p text:style-name="P13">Space Analog: HI-SEAS (Hawai’i Space Exploration Analog)</text:p>
      <text:p text:style-name="P13">Where: <text:span text:style-name="T11">Hawaii (USA)</text:span></text:p>
      <text:p text:style-name="P13"><text:span text:style-name="T10">Operated</text:span> by: <text:span text:style-name="T10">University of Hawaii. </text:span></text:p>
      <text:p text:style-name="P1"><text:span text:style-name="T22">Operation type: </text:span><text:span text:style-name="T25">Permanent facility suited for long-term (Mars) and short-term (Moon)simulations. Check out podcast The Habitat about 1-year long Mars simulation that happened in 2015-2016. </text:span><text:a xlink:type="simple" xlink:href="https://gimletmedia.com/shows/the-habitat" text:style-name="Internet_20_link" text:visited-style-name="Visited_20_Internet_20_Link">https://gimletmedia.com/shows/the-habitat</text:a><text:span text:style-name="T25"> </text:span></text:p>
      <text:p text:style-name="P13">Open for outside research projects: <text:span text:style-name="T12">most likely need to go through the University of Hawaii. </text:span></text:p>
      <text:p text:style-name="P13">Analog astronauts: <text:span text:style-name="T11">no current calls for participation (September 2020). </text:span></text:p>
      <text:p text:style-name="P3"><text:span text:style-name="T22">website: </text:span><text:a xlink:type="simple" xlink:href="https://hi-seas.org/" text:style-name="Internet_20_link" text:visited-style-name="Visited_20_Internet_20_Link">https://hi-seas.org/</text:a><text:span text:style-name="T22"> </text:span></text:p>
      <text:p text:style-name="P17"><text:span text:style-name="T2"/></text:p>
      <text:p text:style-name="P17"><text:soft-page-break/><text:span text:style-name="T2"/></text:p>
      <text:p text:style-name="P13">Space Analog: <text:s/>HERA (Human Exploration Research Analog) </text:p>
      <text:p text:style-name="P13">Where: Houston, Texas (USA)</text:p>
      <text:p text:style-name="P13">Owned by: NASA</text:p>
      <text:p text:style-name="P13">Operation type: <text:span text:style-name="T12">permanent research facility. Simulates space flight. </text:span></text:p>
      <text:p text:style-name="P13">Open for outside research projects: <text:span text:style-name="T12">Need to apply through NASA research opportunity announcements. </text:span></text:p>
      <text:p text:style-name="P13">Analog astronauts: <text:span text:style-name="T12">recruitment through a form on the website. Only US citizens and permanent residents can apply. Recruitment is currently on hold due to pandemic (September 2020)</text:span></text:p>
      <text:p text:style-name="P17"><text:span text:style-name="T3">website: </text:span><text:span text:style-name="T2">https://www.nasa.gov/analogs/hera</text:span></text:p>
      <text:p text:style-name="P17"><text:span text:style-name="T2"/></text:p>
      <text:p text:style-name="P13">Space Analog <text:span text:style-name="T12">Program</text:span>: <text:span text:style-name="T12">Sensoria </text:span></text:p>
      <text:p text:style-name="P13">Where: <text:span text:style-name="T12">HI-SEAS (Hawaii, USA), Lunares (Poland)</text:span></text:p>
      <text:p text:style-name="P13">Owned by: <text:span text:style-name="T12">Sensoria</text:span></text:p>
      <text:p text:style-name="P13">Operation type: <text:span text:style-name="T12">Women-only Mars simulations conducted in partnership with Hi-Seas and Lunares space analog facilities. </text:span></text:p>
      <text:p text:style-name="P13">Open for outside research projects: <text:span text:style-name="T12">yes</text:span></text:p>
      <text:p text:style-name="P13">Analog astronauts: <text:span text:style-name="T12">open call on the website</text:span></text:p>
      <text:p text:style-name="P17"><text:span text:style-name="T2">website: </text:span><text:a xlink:type="simple" xlink:href="https://www.sensoria.space/" text:style-name="Internet_20_link" text:visited-style-name="Visited_20_Internet_20_Link"><text:span text:style-name="T2">https://www.sensoria.space/</text:span></text:a><text:span text:style-name="T2"> </text:span></text:p>
      <text:p text:style-name="P17"><text:span text:style-name="T2"/></text:p>
      <text:p text:style-name="P13">Space Analog: <text:span text:style-name="T13">Lunares</text:span></text:p>
      <text:p text:style-name="P13">Where: <text:span text:style-name="T13">Poland</text:span></text:p>
      <text:p text:style-name="P13">Owned by: <text:span text:style-name="T13">the Space Garden</text:span></text:p>
      <text:p text:style-name="P13">Operation type: <text:span text:style-name="T13">Permanent research facility built in a former nuclear bunker. Conducts 2-week long simulation missions. </text:span></text:p>
      <text:p text:style-name="P13">Open for outside research projects: <text:span text:style-name="T13">yes</text:span></text:p>
      <text:p text:style-name="P13">Analog astronauts: <text:span text:style-name="T13">open call on the website</text:span></text:p>
      <text:p text:style-name="P17"><text:span text:style-name="T2">website: https://lunares.space/</text:span></text:p>
      <text:p text:style-name="P17"><text:span text:style-name="T2"/></text:p>
      <text:p text:style-name="P13">Space Analog/<text:span text:style-name="T13">Program</text:span>: <text:span text:style-name="T13">Mars Academy USA</text:span></text:p>
      <text:p text:style-name="P13">Where: <text:span text:style-name="T13">various</text:span></text:p>
      <text:p text:style-name="P13">Owned by: <text:span text:style-name="T13">the Mars Academy USA</text:span></text:p>
      <text:p text:style-name="P13">Operation type: <text:span text:style-name="T13">Short (a few days) and medium (up to 2 weeks) space analog simulations in different locations. </text:span></text:p>
      <text:p text:style-name="P13">Open for outside research projects: <text:span text:style-name="T13">yes</text:span></text:p>
      <text:p text:style-name="P13">Analog astronauts: <text:span text:style-name="T13">open call on the website. </text:span></text:p>
      <text:p text:style-name="P2"><text:span text:style-name="T24">website: </text:span><text:a xlink:type="simple" xlink:href="https://marsacademyusa.com/" text:style-name="Internet_20_link" text:visited-style-name="Visited_20_Internet_20_Link">https://marsacademyusa.com/</text:a></text:p>
      <text:p text:style-name="P17"><text:span text:style-name="T2"/></text:p>
      <text:p text:style-name="P17"><text:span text:style-name="T2"/></text:p>
      <text:p text:style-name="P15">Space Analog/<text:span text:style-name="T13">Program</text:span>: <text:span text:style-name="T14">SIRIUS</text:span></text:p>
      <text:p text:style-name="P15">Where: <text:span text:style-name="T15">Russia </text:span></text:p>
      <text:p text:style-name="P15">Owned by: <text:span text:style-name="T15">NEK/NASA</text:span></text:p>
      <text:p text:style-name="P15">Operation type: <text:span text:style-name="T15">Long term simulations. </text:span></text:p>
      <text:p text:style-name="P15">Open for outside research projects: <text:span text:style-name="T15">need to apply through NASA/NEK. </text:span></text:p>
      <text:p text:style-name="P15">Analog astronauts: <text:span text:style-name="T14">call for participants is on pause due to pandemic (September 2020)</text:span></text:p>
      <text:p text:style-name="P6"><text:span text:style-name="T24">website: </text:span><text:a xlink:type="simple" xlink:href="https://www.nasa.gov/content/sirius" text:style-name="Internet_20_link" text:visited-style-name="Visited_20_Internet_20_Link">https://www.nasa.gov/content/sirius</text:a><text:span text:style-name="T24"> </text:span></text:p>
      <text:p text:style-name="P17"><text:span text:style-name="T2"/></text:p>
      <text:p text:style-name="P17"><text:span text:style-name="T2"/></text:p>
      <text:p text:style-name="P16">Space Analog/<text:span text:style-name="T13">Program</text:span>: <text:span text:style-name="T16">Habitat Marte</text:span></text:p>
      <text:p text:style-name="P16">Where: <text:span text:style-name="T16">Brazil</text:span></text:p>
      <text:p text:style-name="P16"><text:soft-page-break/>Owned by: <text:span text:style-name="T16">the Mars Society Brazil Chapter</text:span></text:p>
      <text:p text:style-name="P16">Operation type:<text:span text:style-name="T16"> Rotating crews in a permanent facility; mission duration ~2 weeks. </text:span></text:p>
      <text:p text:style-name="P16">Open for outside research projects: <text:span text:style-name="T17">yes.</text:span></text:p>
      <text:p text:style-name="P16">Analog astronauts: <text:span text:style-name="T17">open calls for participants. </text:span></text:p>
      <text:p text:style-name="P5"><text:span text:style-name="T24">website: </text:span><text:a xlink:type="simple" xlink:href="http://www.habitatmarte.com/" text:style-name="Internet_20_link" text:visited-style-name="Visited_20_Internet_20_Link">http://www.habitatmarte.com/</text:a><text:span text:style-name="T24"> </text:span></text:p>
      <text:p text:style-name="P18"><text:span text:style-name="T2"/></text:p>
      <text:p text:style-name="P16">Space Analog/<text:span text:style-name="T13">Program</text:span>: <text:span text:style-name="T14">NEEMO (NASA Extreme Environment Mission Operations) </text:span></text:p>
      <text:p text:style-name="P16">Where: <text:span text:style-name="T15">Florida, USA</text:span></text:p>
      <text:p text:style-name="P16">Owned by: <text:span text:style-name="T15">NASA</text:span></text:p>
      <text:p text:style-name="P16">Operation type: <text:span text:style-name="T15">The only underwater facility </text:span></text:p>
      <text:p text:style-name="P16">Open for outside research projects: <text:span text:style-name="T15">need to apply through NASA research opportunities</text:span></text:p>
      <text:p text:style-name="P16">Analog astronauts: <text:span text:style-name="T15">no open calls. </text:span></text:p>
      <text:p text:style-name="P4"><text:span text:style-name="T24">website: </text:span><text:a xlink:type="simple" xlink:href="https://www.nasa.gov/mission_pages/NEEMO" text:style-name="Internet_20_link" text:visited-style-name="Visited_20_Internet_20_Link">https://www.nasa.gov/mission_pages/NEEMO</text:a></text:p>
      <text:p text:style-name="P18"><text:span text:style-name="T2"/></text:p>
      <text:p text:style-name="P18"><text:span text:style-name="T2"/></text:p>
      <text:p text:style-name="P18"><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default-outline-level="">
      <style:paragraph-properties fo:text-align="start" style:justify-single-word="false" fo:orphans="2" fo:widows="2" style:punctuation-wrap="hanging" style:writing-mode="lr-tb"/>
      <style:text-properties style:use-window-font-color="true" style:font-name="Liberation Serif" fo:font-family="'Liberation Serif'" style:font-family-generic="roman" style:font-pitch="variable" fo:font-size="12pt" fo:language="en" fo:country="US" style:letter-kerning="true" style:font-name-asian="Noto Sans CJK SC" style:font-family-asian="'Noto Sans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4T10:36:22.883618164</meta:creation-date>
    <meta:generator>LibreOffice/6.0.7.3$Linux_X86_64 LibreOffice_project/00m0$Build-3</meta:generator>
    <dc:date>2020-09-24T14:53:20.025026518</dc:date>
    <meta:editing-duration>PT1H22M55S</meta:editing-duration>
    <meta:editing-cycles>2</meta:editing-cycles>
    <meta:document-statistic meta:table-count="0" meta:image-count="0" meta:object-count="0" meta:page-count="4" meta:paragraph-count="96" meta:word-count="921" meta:character-count="6709" meta:non-whitespace-character-count="5833"/>
  </office:meta>
</office:document-meta>
</file>